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textarea-horizontal-align="justify" draw:textarea-vertical-align="middle" draw:auto-grow-height="false" fo:min-height="0.485cm" fo:min-width="3.0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draw:textarea-horizontal-align="justify" draw:textarea-vertical-align="middle" draw:auto-grow-height="false" fo:min-height="0.882cm" fo:min-width="3.055cm"/>
    </style:style>
    <style:style style:name="gr5" style:family="graphic" style:parent-style-name="standard">
      <style:graphic-properties draw:textarea-vertical-align="top" draw:auto-grow-height="false" fo:min-height="3.662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0.36cm" fo:min-width="2.39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2pt"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55cm" svg:height="0.735cm" svg:x="1.509cm" svg:y="2.75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Cleanin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xml:id="id1" draw:id="id1" draw:layer="layout" svg:width="1.858cm" svg:height="0.806cm" svg:x="1.057cm" svg:y="1.09cm">
          <draw:text-box>
            <text:p>Geno</text:p>
          </draw:text-box>
        </draw:frame>
        <draw:frame draw:style-name="gr2" draw:text-style-name="P2" xml:id="id3" draw:id="id3" draw:layer="layout" svg:width="2.078cm" svg:height="0.806cm" svg:x="2.986cm" svg:y="1.09cm">
          <draw:text-box>
            <text:p>Pheno</text:p>
          </draw:text-box>
        </draw:frame>
        <draw:custom-shape draw:style-name="gr1" draw:text-style-name="P1" xml:id="id4" draw:id="id4" draw:layer="layout" svg:width="3.555cm" svg:height="0.735cm" svg:x="1.915cm" svg:y="4.098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Filter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.986cm" svg:y1="1.896cm" svg:x2="2.312cm" svg:y2="2.752cm" draw:start-shape="id1" draw:start-glue-point="2" draw:end-shape="id2" draw:end-glue-point="5" svg:d="M1986 1896v427h326v429" svg:viewBox="0 0 327 857">
          <text:p/>
        </draw:connector>
        <draw:connector draw:style-name="gr3" draw:text-style-name="P1" draw:layer="layout" svg:x1="4.025cm" svg:y1="1.896cm" svg:x2="4.173cm" svg:y2="2.763cm" draw:start-shape="id3" draw:start-glue-point="2" draw:end-shape="id2" draw:end-glue-point="6" svg:d="M4025 1896v427h148v440" svg:viewBox="0 0 149 868">
          <text:p/>
        </draw:connector>
        <draw:connector draw:style-name="gr3" draw:text-style-name="P1" draw:layer="layout" draw:line-skew="-0.113cm" svg:x1="2.321cm" svg:y1="3.486cm" svg:x2="2.718cm" svg:y2="4.098cm" draw:start-shape="id2" draw:start-glue-point="7" draw:end-shape="id4" draw:end-glue-point="5" svg:d="M2321 3486v193h397v419" svg:viewBox="0 0 398 613">
          <text:p/>
        </draw:connector>
        <draw:connector draw:style-name="gr3" draw:text-style-name="P1" draw:layer="layout" draw:line-skew="-0.113cm" svg:x1="4.148cm" svg:y1="3.486cm" svg:x2="4.579cm" svg:y2="4.109cm" draw:start-shape="id2" draw:start-glue-point="8" draw:end-shape="id4" draw:end-glue-point="6" svg:d="M4148 3486v193h431v430" svg:viewBox="0 0 432 624">
          <text:p/>
        </draw:connector>
        <draw:custom-shape draw:style-name="gr4" draw:text-style-name="P1" xml:id="id5" draw:id="id5" draw:layer="layout" svg:width="3.555cm" svg:height="1.132cm" svg:x="2.415cm" svg:y="5.456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3.836cm" svg:y="5cm"/>
          <draw:glue-point draw:id="14" svg:x="-1.834cm" svg:y="5cm"/>
          <draw:glue-point draw:id="15" svg:x="-0.835cm" svg:y="5cm"/>
          <text:p text:style-name="P1">Forma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08cm" svg:x1="2.727cm" svg:y1="4.832cm" svg:x2="3.218cm" svg:y2="5.457cm" draw:start-shape="id4" draw:start-glue-point="7" draw:end-shape="id5" draw:end-glue-point="5" svg:d="M2727 4832v232h491v393" svg:viewBox="0 0 492 626">
          <text:p/>
        </draw:connector>
        <draw:connector draw:style-name="gr3" draw:text-style-name="P1" draw:layer="layout" draw:line-skew="-0.08cm" svg:x1="4.554cm" svg:y1="4.832cm" svg:x2="5.079cm" svg:y2="5.474cm" draw:start-shape="id4" draw:start-glue-point="8" draw:end-shape="id5" draw:end-glue-point="6" svg:d="M4554 4832v232h525v410" svg:viewBox="0 0 526 643">
          <text:p/>
        </draw:connector>
        <draw:custom-shape draw:style-name="gr5" draw:text-style-name="P1" draw:layer="layout" svg:width="3.556cm" svg:height="3.912cm" svg:x="5.013cm" svg:y="7.146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GWA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6" draw:id="id6" draw:layer="layout" svg:width="2.896cm" svg:height="0.61cm" svg:x="5.367cm" svg:y="8.016cm">
          <text:p text:style-name="P3">GWASpoly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896cm" svg:height="0.61cm" svg:x="5.367cm" svg:y="9.539cm">
          <text:p text:style-name="P3">Plink</text:p>
          <draw:enhanced-geometry svg:viewBox="0 0 21600 21600" draw:type="rectangle" draw:enhanced-path="M 0 0 L 21600 0 21600 21600 0 21600 0 0 Z N"/>
        </draw:custom-shape>
        <draw:custom-shape draw:style-name="gr6" draw:text-style-name="P3" xml:id="id9" draw:id="id9" draw:layer="layout" svg:width="2.896cm" svg:height="0.61cm" svg:x="5.367cm" svg:y="10.301cm">
          <text:p text:style-name="P3">Tassel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2.896cm" svg:height="0.61cm" svg:x="5.367cm" svg:y="8.778cm">
          <text:p text:style-name="P3">SHEsi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.896cm" svg:y1="6.588cm" svg:x2="5.367cm" svg:y2="8.321cm" draw:start-shape="id5" draw:start-glue-point="15" draw:end-shape="id6" draw:end-glue-point="3" svg:d="M3896 6588v1733h1471" svg:viewBox="0 0 1472 1734">
          <text:p/>
        </draw:connector>
        <draw:connector draw:style-name="gr3" draw:text-style-name="P1" draw:layer="layout" svg:x1="3.541cm" svg:y1="6.588cm" svg:x2="5.367cm" svg:y2="9.083cm" draw:start-shape="id5" draw:start-glue-point="14" draw:end-shape="id7" draw:end-glue-point="3" svg:d="M3541 6588v2495h1826" svg:viewBox="0 0 1827 2496">
          <text:p/>
        </draw:connector>
        <draw:connector draw:style-name="gr3" draw:text-style-name="P1" draw:layer="layout" svg:x1="3.227cm" svg:y1="6.588cm" svg:x2="5.367cm" svg:y2="9.844cm" draw:start-shape="id5" draw:start-glue-point="7" draw:end-shape="id8" draw:end-glue-point="3" svg:d="M3227 6588v3256h2140" svg:viewBox="0 0 2141 3257">
          <text:p/>
        </draw:connector>
        <draw:connector draw:style-name="gr3" draw:text-style-name="P1" draw:layer="layout" svg:x1="2.829cm" svg:y1="6.588cm" svg:x2="5.367cm" svg:y2="10.606cm" draw:start-shape="id5" draw:start-glue-point="13" draw:end-shape="id9" draw:end-glue-point="3" svg:d="M2829 6588v4018h2538" svg:viewBox="0 0 2539 4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2-01T11:55:29.218405744</dc:date>
    <meta:editing-duration>PT28M56S</meta:editing-duration>
    <meta:editing-cycles>4</meta:editing-cycles>
    <meta:generator>LibreOffice/6.0.7.3$Linux_X86_64 LibreOffice_project/00m0$Build-3</meta:generator>
    <meta:document-statistic meta:object-count="20"/>
  </office:meta>
</office:document-meta>
</file>